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ngage naturel interface graphique :</text:p>
      <text:p text:style-name="Standard"/>
      <text:p text:style-name="Standard">initialisation :</text:p>
      <text:p text:style-name="Standard"/>
      <text:p text:style-name="Standard"/>
      <text:p text:style-name="Standard">Traitement :</text:p>
      <text:p text:style-name="Standard">Tant que le programme tourne :</text:p>
      <text:p text:style-name="Standard"><text:tab/>définir la couleur de fond</text:p>
      <text:p text:style-name="Standard"><text:tab/>afficher les grilles latérales, centrales</text:p>
      <text:p text:style-name="Standard"><text:tab/>rafraîchir la fenêtre </text:p>
      <text:p text:style-name="Standard"><text:tab/>dimensions des cases X et Y : 50,50</text:p>
      <text:p text:style-name="Standard"><text:tab/></text:p>
      <text:p text:style-name="Standard"><text:tab/>Pour événements dans pygame.event</text:p>
      <text:p text:style-name="Standard"><text:tab/><text:tab/>si événement=quitter</text:p>
      <text:p text:style-name="Standard"><text:tab/><text:tab/><text:tab/>fermer le jeu</text:p>
      <text:p text:style-name="Standard"/>
      <text:p text:style-name="Standard"><text:tab/><text:tab/>si événement=clavier </text:p>
      <text:p text:style-name="Standard"><text:tab/><text:tab/><text:tab/>si escape</text:p>
      <text:p text:style-name="Standard"><text:tab/><text:tab/><text:tab/><text:tab/>fermer le jeu</text:p>
      <text:p text:style-name="Standard"/>
      <text:p text:style-name="Standard"><text:tab/><text:tab/>si <text:s/>événement = bouton de souris</text:p>
      <text:p text:style-name="Standard"><text:tab/><text:tab/><text:tab/>récupère la position de la souris : posSouris</text:p>
      <text:p text:style-name="Standard"><text:tab/><text:tab/><text:tab/>définir la position des cases de la grille : posCaseX= posSouris/dimensions de <text:tab/><text:tab/><text:tab/><text:tab/><text:tab/><text:tab/><text:tab/><text:tab/><text:tab/><text:tab/><text:tab/><text:tab/>la case</text:p>
      <text:p text:style-name="Standard"><text:tab/><text:tab/><text:tab/>de même en Y</text:p>
      <text:p text:style-name="Standard"><text:tab/><text:tab/>définir pygame.rect (posCaseX,posCaseY, dimensionX, dimensionY)</text:p>
      <text:p text:style-name="Standard"><text:tab/><text:tab/><text:tab/></text:p>
      <text:p text:style-name="Standard"><text:tab/><text:tab/><text:tab/>si evenement = clic droit</text:p>
      <text:p text:style-name="Standard"><text:tab/><text:tab/><text:tab/><text:tab/>remplir le rectangle en noir</text:p>
      <text:p text:style-name="Standard"><text:tab/><text:tab/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Quentin Le Go</meta:initial-creator>
    <meta:creation-date>2016-03-28T21:23:40.87</meta:creation-date>
    <meta:document-statistic meta:table-count="0" meta:image-count="0" meta:object-count="0" meta:page-count="1" meta:paragraph-count="24" meta:word-count="99" meta:character-count="677"/>
    <dc:date>2016-03-28T21:40:50.99</dc:date>
    <dc:creator>Quentin Le Go</dc:creator>
    <meta:editing-duration>PT58S</meta:editing-duration>
    <meta:editing-cycles>1</meta:editing-cycles>
    <meta:generator>OpenOffice/4.1.1$Win32 OpenOffice.org_project/411m6$Build-9775</meta:generator>
  </office:meta>
</office:document-meta>
</file>